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4.4173in" style:use-optimal-column-width="false"/>
    </style:style>
    <style:style style:name="TableColumn4" style:family="table-column">
      <style:table-column-properties style:column-width="2.2756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 style:family="table-cell">
      <style:table-cell-properties fo:border="0.0034in solid #000000" style:writing-mode="lr-tb" fo:padding-top="0.0381in" fo:padding-left="0.0381in" fo:padding-bottom="0.0381in" fo:padding-right="0.0381in"/>
    </style:style>
    <style:style style:name="TableRow8" style:family="table-row">
      <style:table-row-properties style:use-optimal-row-height="false"/>
    </style:style>
    <style:style style:name="TableCell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0" style:family="table-column">
      <style:table-column-properties style:column-width="4.4048in" style:use-optimal-column-width="false"/>
    </style:style>
    <style:style style:name="TableColumn31" style:family="table-column">
      <style:table-column-properties style:column-width="2.2881in" style:use-optimal-column-width="false"/>
    </style:style>
    <style:style style:name="Table29" style:family="table">
      <style:table-properties style:width="6.693in" fo:margin-left="0in" table:align="left"/>
    </style:style>
    <style:style style:name="TableRow32" style:family="table-row">
      <style:table-row-properties style:use-optimal-row-height="false"/>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 style:parent-style-name="Heading1" style:family="paragraph">
      <style:text-properties style:font-name="Arial" style:font-name-complex="Arial" fo:color="#333333" fo:font-size="15pt" style:font-size-asian="15pt"/>
    </style:style>
    <style:style style:name="S1" style:family="section">
      <style:section-properties fo:margin-left="0in" fo:margin-right="0in" style:writing-mode="lr-tb">
        <style:columns fo:column-count="2">
          <style:column style:rel-width="4819*" fo:start-indent="0in" fo:end-indent="0in"/>
          <style:column style:rel-width="4819*" fo:start-indent="0in" fo:end-indent="0in"/>
        </style:columns>
      </style:section-properties>
    </style:style>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S2" style:family="section">
      <style:section-properties fo:margin-left="0in" fo:margin-right="0in" style:writing-mode="lr-tb"/>
    </style:style>
    <style:style style:name="TableColumn72" style:family="table-column">
      <style:table-column-properties style:column-width="4.3923in" style:use-optimal-column-width="false"/>
    </style:style>
    <style:style style:name="TableColumn73" style:family="table-column">
      <style:table-column-properties style:column-width="2.3006in" style:use-optimal-column-width="false"/>
    </style:style>
    <style:style style:name="Table71" style:family="table">
      <style:table-properties style:width="6.693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0.0034in solid #000000"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3" style:family="table-column">
      <style:table-column-properties style:column-width="4.3798in" style:use-optimal-column-width="false"/>
    </style:style>
    <style:style style:name="TableColumn94" style:family="table-column">
      <style:table-column-properties style:column-width="2.3131in" style:use-optimal-column-width="false"/>
    </style:style>
    <style:style style:name="Table92" style:family="table">
      <style:table-properties style:width="6.693in" fo:margin-left="0in" table:align="left"/>
    </style:style>
    <style:style style:name="TableRow95" style:family="table-row">
      <style:table-row-properties style:use-optimal-row-height="false"/>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0.0034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5" style:family="table-column">
      <style:table-column-properties style:column-width="4.3673in" style:use-optimal-column-width="false"/>
    </style:style>
    <style:style style:name="TableColumn106" style:family="table-column">
      <style:table-column-properties style:column-width="2.3256in" style:use-optimal-column-width="false"/>
    </style:style>
    <style:style style:name="Table104" style:family="table">
      <style:table-properties style:width="6.693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7" style:family="table-column">
      <style:table-column-properties style:column-width="1.6736in" style:use-optimal-column-width="false"/>
    </style:style>
    <style:style style:name="TableColumn118" style:family="table-column">
      <style:table-column-properties style:column-width="1.6736in" style:use-optimal-column-width="false"/>
    </style:style>
    <style:style style:name="TableColumn119" style:family="table-column">
      <style:table-column-properties style:column-width="1.6729in" style:use-optimal-column-width="false"/>
    </style:style>
    <style:style style:name="TableColumn120" style:family="table-column">
      <style:table-column-properties style:column-width="1.6729in" style:use-optimal-column-width="false"/>
    </style:style>
    <style:style style:name="Table116" style:family="table">
      <style:table-properties style:width="6.693in" fo:margin-left="0in" table:align="lef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Spørgeskema undersøgelse</text:p>
      <text:p text:style-name="Standard"/>
      <text:p text:style-name="Standard">Vi har i forbindelse med vores projekt udarbejdet et spørgeskema. Følgende afsnit vil redegøre for processen og dens resultater</text:p>
      <text:p text:style-name="Standard"/>
      <text:p text:style-name="Standard">Udformning</text:p>
      <text:p text:style-name="Standard">Først udformede vi<text:s/>en række problemstillinger vi ville have svar på i vores undersøgelse:<text:line-break/>Hvilke slags attraktioner tager turister til Aalborg for at se?</text:p>
      <text:p text:style-name="Standard">Hvordan planlægger turister deres ferie til Aalborg?</text:p>
      <text:p text:style-name="Standard">Hvordan finder turister rundt?</text:p>
      <text:p text:style-name="Standard">Har turister problemer med at finde<text:s/>rundt?</text:p>
      <text:p text:style-name="Standard">Fortrækker turister den hurtigste eller den mest interessante rute?</text:p>
      <text:p text:style-name="Standard">Er den løsning vi har i tankerne noget respondenterne ville bruge?</text:p>
      <text:p text:style-name="Standard"/>
      <text:p text:style-name="Standard">Derefter kiggede vi på,<text:s/>hvem vi skulle spørge. Da vi havde afgrænset os til Aalborg,<text:s/>kom vi i problemer da der stort set ingen turister er i Aalborg om vinteren. Derefter tænkte vi at vi kunne spørge vores venner på Facebook, men ved nærmere eftertanke var der ikke mange af dem,<text:s/>som har været decideret turister i Aalborg. Derfor kom vi frem til at vi ville lave spørgeskemaundersøgelsen for vores Facebook venner, men hvor der ikke blev afgrænset til Aalborg men til storbyer generelt. Dette ville give os nogle resultater for storbyturisme generelt,<text:s/>som vi så kunne overføre til Aalborg, da det også er en storby. Dog giver dette nogle begrænsninger: Vi spreder spørgeskemaet på Facebook og vil derfor kun ramme de personer som vi er venner med på sitet. Det vil sige at vi hovedsageligt vil ramme unge mennesker mellem 19 og 23 år. Derudover har vi valgt at lave spørgeskemaet på dansk og vil derfor ikke ramme folk som ikke forstår dansk. Det er simpelthen gjort fordi spørgsmålene skulle være så nemme at forstå som<text:s/>muligt, og da vi ikke har ret mange venner på Facebook som ikke kan dansk, mister vi ikke ret mange respondenter ved at<text:s/>gøre dette.</text:p>
      <text:p text:style-name="Standard"/>
      <text:p text:style-name="Standard">Med disse kriterier og spørgeskemateorien i baghovedet udformede vi følgende spørgeskema:</text:p>
      <text:p text:style-name="Standard"/>
      <text:p text:style-name="Standard">Rådata</text:p>
      <text:p text:style-name="Standard"/>
      <text:p text:style-name="Standard">Antal respondenter: 60</text:p>
      <text:p text:style-name="Standard"/>
      <text:p text:style-name="Standard">Hvad er vigtigt for dig på din storbyferie?</text:p>
      <text:p text:style-name="Standard">Sæt gerne flere krydser</text:p>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TableContents">Svarvalg</text:p>
          </table:table-cell>
          <table:table-cell table:style-name="TableCell7">
            <text:p text:style-name="TableContents">Besvarelser</text:p>
          </table:table-cell>
        </table:table-row>
        <table:table-row table:style-name="TableRow8">
          <table:table-cell table:style-name="TableCell9">
            <text:p text:style-name="TableContents">Opleve kulturen</text:p>
          </table:table-cell>
          <table:table-cell table:style-name="TableCell10">
            <text:p text:style-name="TableContents">68.33% <text:s/>-<text:s/><text:s/>41</text:p>
          </table:table-cell>
        </table:table-row>
        <table:table-row table:style-name="TableRow11">
          <table:table-cell table:style-name="TableCell12">
            <text:p text:style-name="TableContents">Se byens seværdigheder</text:p>
          </table:table-cell>
          <table:table-cell table:style-name="TableCell13">
            <text:p text:style-name="TableContents">90.00% <text:s/>- <text:s/>54</text:p>
          </table:table-cell>
        </table:table-row>
        <table:table-row table:style-name="TableRow14">
          <table:table-cell table:style-name="TableCell15">
            <text:p text:style-name="TableContents">Shopping</text:p>
          </table:table-cell>
          <table:table-cell table:style-name="TableCell16">
            <text:p text:style-name="TableContents">50.00% <text:s/>- <text:s/>30</text:p>
          </table:table-cell>
        </table:table-row>
        <table:table-row table:style-name="TableRow17">
          <table:table-cell table:style-name="TableCell18">
            <text:p text:style-name="TableContents">Fest/Bytur</text:p>
          </table:table-cell>
          <table:table-cell table:style-name="TableCell19">
            <text:p text:style-name="TableContents">26.67% <text:s/>- <text:s/>16</text:p>
          </table:table-cell>
        </table:table-row>
        <table:table-row table:style-name="TableRow20">
          <table:table-cell table:style-name="TableCell21">
            <text:p text:style-name="TableContents">Museumsbesøg</text:p>
          </table:table-cell>
          <table:table-cell table:style-name="TableCell22">
            <text:p text:style-name="TableContents">11.67% <text:s/>- <text:s text:c="2"/>7</text:p>
          </table:table-cell>
        </table:table-row>
        <table:table-row table:style-name="TableRow23">
          <table:table-cell table:style-name="TableCell24">
            <text:p text:style-name="TableContents">Maden</text:p>
          </table:table-cell>
          <table:table-cell table:style-name="TableCell25">
            <text:p text:style-name="TableContents">63.33% <text:s/>- <text:s/>38</text:p>
          </table:table-cell>
        </table:table-row>
        <table:table-row table:style-name="TableRow26">
          <table:table-cell table:style-name="TableCell27">
            <text:p text:style-name="TableContents">Teater/Musik</text:p>
          </table:table-cell>
          <table:table-cell table:style-name="TableCell28">
            <text:p text:style-name="TableContents">18.33% <text:s/>- <text:s/>11</text:p>
          </table:table-cell>
        </table:table-row>
      </table:table>
      <text:p text:style-name="Standard"/>
      <text:p text:style-name="Standard">Kommentarer:</text:p>
      <text:p text:style-name="Standard">Sportsbegivenheder</text:p>
      <text:p text:style-name="Standard"/>
      <text:p text:style-name="Standard">I hvilken grad bliver din storbyferie planlagt?</text:p>
      <text:p text:style-name="Standard"/>
      <table:table table:style-name="Table29">
        <table:table-columns>
          <table:table-column table:style-name="TableColumn30"/>
          <table:table-column table:style-name="TableColumn31"/>
        </table:table-columns>
        <table:table-row table:style-name="TableRow32">
          <table:table-cell table:style-name="TableCell33">
            <text:p text:style-name="TableContents">Svarvalg</text:p>
          </table:table-cell>
          <table:table-cell table:style-name="TableCell34">
            <text:p text:style-name="TableContents">Besvarelser</text:p>
          </table:table-cell>
        </table:table-row>
        <table:table-row table:style-name="TableRow35">
          <table:table-cell table:style-name="TableCell36">
            <text:p text:style-name="TableContents">Alt er planlagt til punkt og prikke inden ferien</text:p>
          </table:table-cell>
          <table:table-cell table:style-name="TableCell37">
            <text:p text:style-name="TableContents"><text:s text:c="2"/>0.00% <text:s/>- <text:s text:c="2"/>0</text:p>
          </table:table-cell>
        </table:table-row>
        <table:table-row table:style-name="TableRow38">
          <table:table-cell table:style-name="TableCell39">
            <text:p text:style-name="TableContents">Nogle ting er planlagt inden ferien</text:p>
          </table:table-cell>
          <table:table-cell table:style-name="TableCell40">
            <text:p text:style-name="TableContents">70.00% <text:s/>- <text:s/>42</text:p>
          </table:table-cell>
        </table:table-row>
        <table:table-row table:style-name="TableRow41">
          <table:table-cell table:style-name="TableCell42">
            <text:p text:style-name="TableContents">Planlægger dag for dag på ferien</text:p>
          </table:table-cell>
          <table:table-cell table:style-name="TableCell43">
            <text:p text:style-name="TableContents">28.33% <text:s/>- <text:s/>17</text:p>
          </table:table-cell>
        </table:table-row>
        <table:table-row table:style-name="TableRow44">
          <table:table-cell table:style-name="TableCell45">
            <text:p text:style-name="TableContents">Planlægger ikke</text:p>
          </table:table-cell>
          <table:table-cell table:style-name="TableCell46">
            <text:p text:style-name="TableContents"><text:s text:c="2"/>1.67% <text:s/>- <text:s/>1</text:p>
          </table:table-cell>
        </table:table-row>
      </table:table>
      <text:p text:style-name="Standard"/>
      <text:h text:style-name="P47" text:outline-level="1">Hvilke hjælpemidler bruger du til at<text:s/>planlægge din storbysferie?</text:h>
      <text:section text:name="Sect1" text:style-name="S1">
        <text:soft-page-break/>
        <text:list text:style-name="WW8Num2">
          <text:list-item>
            <text:p text:style-name="P48">Tripadvisor</text:p>
          </text:list-item>
          <text:list-item>
            <text:p text:style-name="P49">Google</text:p>
          </text:list-item>
          <text:list-item>
            <text:p text:style-name="P50">Internettet</text:p>
          </text:list-item>
          <text:list-item>
            <text:p text:style-name="P51">Guide</text:p>
          </text:list-item>
          <text:list-item>
            <text:p text:style-name="P52">Google maps</text:p>
          </text:list-item>
          <text:list-item>
            <text:p text:style-name="P53">Yelp</text:p>
          </text:list-item>
          <text:list-item>
            <text:p text:style-name="P54">Turen går til..</text:p>
          </text:list-item>
          <text:list-item>
            <text:p text:style-name="P55">Venner/familie som har været på stedet</text:p>
          </text:list-item>
          <text:list-item>
            <text:p text:style-name="P56">Rejsebureauer</text:p>
          </text:list-item>
          <text:list-item>
            <text:p text:style-name="P57">Bøger</text:p>
          </text:list-item>
          <text:list-item>
            <text:p text:style-name="P58">Lonely planet</text:p>
          </text:list-item>
          <text:list-item>
            <text:p text:style-name="P59">fdm-travel.dk</text:p>
          </text:list-item>
          <text:list-item>
            <text:p text:style-name="P60">booking.com</text:p>
          </text:list-item>
          <text:list-item>
            <text:p text:style-name="P61">hotels.com</text:p>
          </text:list-item>
          <text:list-item>
            <text:p text:style-name="P62">Momondo</text:p>
          </text:list-item>
          <text:list-item>
            <text:p text:style-name="P63">Ansrejser</text:p>
          </text:list-item>
          <text:list-item>
            <text:p text:style-name="P64">Expedia</text:p>
          </text:list-item>
          <text:list-item>
            <text:p text:style-name="P65">Hertz biludlejning</text:p>
          </text:list-item>
          <text:list-item>
            <text:p text:style-name="P66">Scout</text:p>
          </text:list-item>
          <text:list-item>
            <text:p text:style-name="P67">Lokale</text:p>
          </text:list-item>
          <text:list-item>
            <text:p text:style-name="P68">Kort</text:p>
          </text:list-item>
          <text:list-item>
            <text:p text:style-name="P69">Politikens de røde</text:p>
          </text:list-item>
          <text:list-item>
            <text:p text:style-name="P70">top 10 vigtigste ting at se</text:p>
          </text:list-item>
        </text:list>
      </text:section>
      <text:section text:name="Sect2" text:style-name="S2">
        <text:p text:style-name="Standard"/>
        <text:p text:style-name="Standard">Hvilke redskaber bruger du til at finde rundt når du er på storbyferie?</text:p>
        <text:p text:style-name="Standard">Vælg gerne flere</text:p>
        <text:p text:style-name="Standard"/>
        <table:table table:style-name="Table71">
          <table:table-columns>
            <table:table-column table:style-name="TableColumn72"/>
            <table:table-column table:style-name="TableColumn73"/>
          </table:table-columns>
          <table:table-row table:style-name="TableRow74">
            <table:table-cell table:style-name="TableCell75">
              <text:p text:style-name="TableContents">Svarvalg</text:p>
            </table:table-cell>
            <table:table-cell table:style-name="TableCell76">
              <text:p text:style-name="TableContents">Besvarelser</text:p>
            </table:table-cell>
          </table:table-row>
          <table:table-row table:style-name="TableRow77">
            <table:table-cell table:style-name="TableCell78">
              <text:p text:style-name="TableContents">De lokale</text:p>
            </table:table-cell>
            <table:table-cell table:style-name="TableCell79">
              <text:p text:style-name="TableContents">46.67% <text:s/>- <text:s/>28</text:p>
            </table:table-cell>
          </table:table-row>
          <table:table-row table:style-name="TableRow80">
            <table:table-cell table:style-name="TableCell81">
              <text:p text:style-name="TableContents">Diverse kort/brochure</text:p>
            </table:table-cell>
            <table:table-cell table:style-name="TableCell82">
              <text:p text:style-name="TableContents">81.67% <text:s/>- <text:s/>49</text:p>
            </table:table-cell>
          </table:table-row>
          <table:table-row table:style-name="TableRow83">
            <table:table-cell table:style-name="TableCell84">
              <text:p text:style-name="TableContents">GPS/Elektronisk kort</text:p>
            </table:table-cell>
            <table:table-cell table:style-name="TableCell85">
              <text:p text:style-name="TableContents">55.00% <text:s/>- <text:s/>33</text:p>
            </table:table-cell>
          </table:table-row>
          <table:table-row table:style-name="TableRow86">
            <table:table-cell table:style-name="TableCell87">
              <text:p text:style-name="TableContents">Taxa</text:p>
            </table:table-cell>
            <table:table-cell table:style-name="TableCell88">
              <text:p text:style-name="TableContents">10.00% <text:s/>- <text:s text:c="2"/>6</text:p>
            </table:table-cell>
          </table:table-row>
          <table:table-row table:style-name="TableRow89">
            <table:table-cell table:style-name="TableCell90">
              <text:p text:style-name="TableContents">Guider</text:p>
            </table:table-cell>
            <table:table-cell table:style-name="TableCell91">
              <text:p text:style-name="TableContents">18.33% <text:s/>- <text:s/>11</text:p>
            </table:table-cell>
          </table:table-row>
        </table:table>
        <text:p text:style-name="Standard"/>
        <text:p text:style-name="Standard">Har du nogensinde haft problemer med at finde vej på din storbyferie?</text:p>
        <text:p text:style-name="Standard"/>
        <table:table table:style-name="Table92">
          <table:table-columns>
            <table:table-column table:style-name="TableColumn93"/>
            <table:table-column table:style-name="TableColumn94"/>
          </table:table-columns>
          <table:table-row table:style-name="TableRow95">
            <table:table-cell table:style-name="TableCell96">
              <text:p text:style-name="TableContents">Svarvalg</text:p>
            </table:table-cell>
            <table:table-cell table:style-name="TableCell97">
              <text:p text:style-name="TableContents">Besvarelser</text:p>
            </table:table-cell>
          </table:table-row>
          <table:table-row table:style-name="TableRow98">
            <table:table-cell table:style-name="TableCell99">
              <text:p text:style-name="TableContents">Ja</text:p>
            </table:table-cell>
            <table:table-cell table:style-name="TableCell100">
              <text:p text:style-name="TableContents">68.33% <text:s/>- <text:s/>41</text:p>
            </table:table-cell>
          </table:table-row>
          <table:table-row table:style-name="TableRow101">
            <table:table-cell table:style-name="TableCell102">
              <text:p text:style-name="TableContents">Nej</text:p>
            </table:table-cell>
            <table:table-cell table:style-name="TableCell103">
              <text:p text:style-name="TableContents">31.67% <text:s/>- <text:s/>19</text:p>
            </table:table-cell>
          </table:table-row>
        </table:table>
        <text:p text:style-name="Standard"/>
        <text:p text:style-name="Standard">Når du skal fra en aktivitet til en anden på<text:s/>din storbyferie, vil du helst tage den hurtigste rute eller en langsommere men mere interessant rute?</text:p>
        <text:p text:style-name="Standard"/>
        <table:table table:style-name="Table104">
          <table:table-columns>
            <table:table-column table:style-name="TableColumn105"/>
            <table:table-column table:style-name="TableColumn106"/>
          </table:table-columns>
          <table:table-row table:style-name="TableRow107">
            <table:table-cell table:style-name="TableCell108">
              <text:p text:style-name="TableContents">Svarvalg</text:p>
            </table:table-cell>
            <table:table-cell table:style-name="TableCell109">
              <text:p text:style-name="TableContents">Besvarelser</text:p>
            </table:table-cell>
          </table:table-row>
          <table:table-row table:style-name="TableRow110">
            <table:table-cell table:style-name="TableCell111">
              <text:p text:style-name="TableContents">Den hurtigste rute</text:p>
            </table:table-cell>
            <table:table-cell table:style-name="TableCell112">
              <text:p text:style-name="TableContents">20.00% <text:s/>- <text:s/>12</text:p>
            </table:table-cell>
          </table:table-row>
          <table:table-row table:style-name="TableRow113">
            <table:table-cell table:style-name="TableCell114">
              <text:p text:style-name="TableContents">Den interessante rute</text:p>
            </table:table-cell>
            <table:table-cell table:style-name="TableCell115">
              <text:p text:style-name="TableContents">80.00% <text:s/>- <text:s/>48</text:p>
            </table:table-cell>
          </table:table-row>
        </table:table>
        <text:p text:style-name="Standard"/>
        <text:p text:style-name="Standard">Et program/applikation, som hjælper mig med at finde den<text:s/>hurtigste og/eller mest interessante vej igennem byen, via mene valgte ”must see” destinationer, ville være noget jeg kunne bruge?</text:p>
        <table:table table:style-name="Table116">
          <table:table-columns>
            <table:table-column table:style-name="TableColumn117"/>
            <table:table-column table:style-name="TableColumn118"/>
            <table:table-column table:style-name="TableColumn119"/>
            <table:table-column table:style-name="TableColumn120"/>
          </table:table-columns>
          <table:table-row table:style-name="TableRow121">
            <table:table-cell table:style-name="TableCell122">
              <text:p text:style-name="TableContents">Stærkt uenig</text:p>
            </table:table-cell>
            <table:table-cell table:style-name="TableCell123">
              <text:p text:style-name="TableContents">Uenig</text:p>
            </table:table-cell>
            <table:table-cell table:style-name="TableCell124">
              <text:p text:style-name="TableContents">Enig</text:p>
            </table:table-cell>
            <table:table-cell table:style-name="TableCell125">
              <text:p text:style-name="TableContents">Meget enig</text:p>
            </table:table-cell>
          </table:table-row>
          <table:table-row table:style-name="TableRow126">
            <table:table-cell table:style-name="TableCell127">
              <text:p text:style-name="TableContents">1.67% <text:s/>- <text:s/>1</text:p>
            </table:table-cell>
            <table:table-cell table:style-name="TableCell128">
              <text:p text:style-name="TableContents">6.67% <text:s/>- <text:s/>4</text:p>
            </table:table-cell>
            <table:table-cell table:style-name="TableCell129">
              <text:p text:style-name="TableContents">45.00% <text:s/>- <text:s/>27</text:p>
            </table:table-cell>
            <table:table-cell table:style-name="TableCell130">
              <text:p text:style-name="TableContents">46.67% <text:s/>- <text:s/>28</text:p>
            </table:table-cell>
          </table:table-row>
        </table:table>
        <text:p text:style-name="Standard"/>
        <text:p text:style-name="Standard">Det er<text:s/>vigtigt at være opmærksom på at dette er en relativ lille responentgruppe, men<text:s/>resultaterne<text:s/>giver stadig nogle klare tendenser, som gruppen<text:s/>godt mener vi kan tillade os at konkludere på.</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WW8Num2z0" style:display-name="WW8Num2z0" style:family="text">
      <style:text-properties style:font-name="Symbol" style:font-name-complex="OpenSymbol, 'Arial Unicode MS'"/>
    </style:style>
    <style:style style:name="WW8Num2z1" style:display-name="WW8Num2z1" style:family="text">
      <style:text-properties style:font-name="OpenSymbol, 'Arial Unicode MS'" style:font-name-complex="OpenSymbol, 'Arial Unicode MS'"/>
    </style:style>
    <style:style style:name="WW_CharLFO1LVL1" style:family="text">
      <style:text-properties style:font-name="Symbol" style:font-name-complex="OpenSymbol, 'Arial Unicode MS'"/>
    </style:style>
    <style:style style:name="WW_CharLFO1LVL2" style:family="text">
      <style:text-properties style:font-name="OpenSymbol, 'Arial Unicode MS'" style:font-name-complex="OpenSymbol, 'Arial Unicode MS'"/>
    </style:style>
    <style:style style:name="WW_CharLFO1LVL3" style:family="text">
      <style:text-properties style:font-name="OpenSymbol, 'Arial Unicode MS'" style:font-name-complex="OpenSymbol, 'Arial Unicode MS'"/>
    </style:style>
    <style:style style:name="WW_CharLFO1LVL4" style:family="text">
      <style:text-properties style:font-name="Symbol" style:font-name-complex="OpenSymbol, 'Arial Unicode MS'"/>
    </style:style>
    <style:style style:name="WW_CharLFO1LVL5" style:family="text">
      <style:text-properties style:font-name="OpenSymbol, 'Arial Unicode MS'" style:font-name-complex="OpenSymbol, 'Arial Unicode MS'"/>
    </style:style>
    <style:style style:name="WW_CharLFO1LVL6" style:family="text">
      <style:text-properties style:font-name="OpenSymbol, 'Arial Unicode MS'" style:font-name-complex="OpenSymbol, 'Arial Unicode MS'"/>
    </style:style>
    <style:style style:name="WW_CharLFO1LVL7" style:family="text">
      <style:text-properties style:font-name="Symbol" style:font-name-complex="OpenSymbol, 'Arial Unicode MS'"/>
    </style:style>
    <style:style style:name="WW_CharLFO1LVL8" style:family="text">
      <style:text-properties style:font-name="OpenSymbol, 'Arial Unicode MS'" style:font-name-complex="OpenSymbol, 'Arial Unicode MS'"/>
    </style:style>
    <style:style style:name="WW_CharLFO1LVL9" style:family="text">
      <style:text-properties style:font-name="OpenSymbol, 'Arial Unicode MS'" style:font-name-complex="OpenSymbol, 'Arial Unicode MS'"/>
    </style:style>
    <text:list-style style:name="WW8Num2" style:display-name="WW8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øren Lyng</dc:creator>
    <meta:creation-date>2014-11-04T19:46:00Z</meta:creation-date>
    <dc:date>2014-11-04T20:17:00Z</dc:date>
    <meta:template xlink:href="Normal.dotm" xlink:type="simple"/>
    <meta:editing-cycles>2</meta:editing-cycles>
    <meta:editing-duration>PT1380S</meta:editing-duration>
    <meta:document-statistic meta:page-count="3" meta:paragraph-count="7" meta:word-count="550" meta:character-count="3899" meta:row-count="27" meta:non-whitespace-character-count="3356"/>
  </office:meta>
</office:document-meta>
</file>